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20.01.02 12:00   |   <text:a xlink:type="simple" xlink:href="http://palinfo.habago.org/Entry?Command=Information_PrintForum&amp;iPage=1#FORUM38344"><text:span text:style-name="T1">#</text:span></text:a></text:p>
      <text:p text:style-name="P2">卡韓政變 (222)：鬥爭、鬥爭、鬥爭 <text:line-break/><text:line-break/>陳真 2020. 1. 2. <text:line-break/><text:line-break/><text:line-break/>黨外前輩之中，最具有鬥爭觀念的人之一，就是林義雄。他在一片噤若寒蟬的恐怖高壓之中，就以一種誓不兩立的態度攻擊國民黨。 <text:line-break/><text:line-break/>即便是在我參與黨外的八零年代初期，一般人根本不敢批評國民黨，屁都不敢放一個，更不用說更是恐怖高壓的七零年代，林義雄不但開罵，而且還以武裝鬥爭威脅國民黨。他公開說，國民黨根本不是一個合法政府，而是一個叛亂團體。林義雄說他對遊行啦、發傳單啦等等這些行為已經失去興趣，意味著唯有暴力反擊才是正途，並且還說同志們怎麼決定，他就怎麼追隨。 <text:line-break/><text:line-break/>很多人相信，林義雄的剛烈鬥爭態度，直接導致了滅門的報復。 <text:line-break/><text:line-break/>林宅血案後，林義雄被關，被刑求，是所有受刑人之中被刑求得最可怕的一位。出獄後，他遠渡重洋讀書，去美國哈佛、英國劍橋及日本筑波大學，四、五年後返回台灣，鬥爭信念依然沒變。 <text:line-break/><text:line-break/>我記得他講過幾次同一個例子，他說，如果有一頭老虎吃人，把人給叼走拿去啃了，這時候，大家應該做的不是忙著救這個人或那個人，而是應該想辦法給這隻老虎致命一擊。 <text:line-break/><text:line-break/>我講這些，想說的是鬥爭二字，請參閱卡韓系列編號219。用陳明忠的話來講就是反抗。陳明忠說得對，228不是悲情，而是反抗，對貪官污吏欺壓人民的腐敗政權進行鬥爭。 <text:line-break/><text:line-break/>我並不相信武力，我也不是說沒有所謂「受害者」，更不是說不應該協助或聲援任何當事人。我是說，有些人莫名其妙就成為政治犯，但有些人不是，他們就是存心要反抗要反擊要消滅台奸漢奸與貪官污吏；這樣一些人並不是受害者，而是戰士。 <text:line-break/><text:line-break/>你當然可以協助或聲援任何被老虎抓去啃的當事人，但你可別忘了，在聲援一個又一個當事人之餘，最重要的還是伏虎，把老虎打趴，或拔掉虎牙，讓他無法再吃人。 <text:line-break/><text:line-break/>台灣始終有一種甚囂塵上的所謂「和解」或「團結」或什麼「超越藍綠」、「終結政黨惡鬥」的呼聲，這純粹就是自欺欺人，眛於現實。 <text:line-break/><text:line-break/>和解的前提有二： <text:line-break/><text:line-break/>一，對方必須是個基本良善的競爭對手，而不是一大群無惡不作的歹徒。 <text:line-break/><text:line-break/>二，整個政治架構之基本屬性必須是競爭而非鬥爭。問題是，現實並非如此。台灣所面臨的狀況就是被美國軍事殖民，充當攻擊中國大陸的武器與軍事基地，簡單說就是戰場。台灣基本上就是個準軍事戰場。 <text:line-break/><text:line-break/>當敵人炮火猛烈，你卻對敵人說我們要團結？要和解？和不和解當然不是片面一方所能決定，更不是挨打的一方來決定。當一些政客拼命喊和解、和解、和解之時，我想說的卻是鬥爭、鬥爭、鬥爭。 <text:line-break/><text:line-break/>鬥爭所需要的是勇氣和力量，而不是婆婆媽媽跟敵人講道理。敵人比你更會講不是嗎？人渣黨就是講理念講理想的絕世高手不是嗎？民主自由人權法治清廉勤政愛鄉土愛人民以及無數所謂普世價值，講得天花亂墜，所作所為卻完全相反，難道你還真的相信這些人渣真的是在追求這些什麼崇高理想？ <text:line-break/><text:line-break/>說到勇氣，林義雄常引用這幾句佛經： <text:line-break/><text:line-break/>我若向刀山，刀山自摧折。 <text:line-break/>我若向火湯，火湯自消滅。 <text:line-break/>我若向地獄，地獄自枯竭。 <text:line-break/><text:line-break/>人渣黨幾年來倒行逆施，貪贓枉法，完全無法無天，連轉寄立委的記者會影片居然都會被以重罪威脅；連評論一下故宮政策，情治單位都要跑來問話、恐嚇，以各種莫須有的法律威脅；連說幾句金援外交的不是，這樣也犯法，連七十多歲的阿嬤都要抓...荒唐實例成百上千。 <text:line-break/><text:line-break/>現在由美國下令，又來個足以套用在所有人身上的「反滲透法」。難道你還以為這是在跟你講道理、講理念的時候，難道你蠢到還真相信這些人渣與台奸是在「捍衛民主自由與人權」？ <text:line-break/><text:line-break/>面對這無數針對人民所發動的攻擊與鎮壓，你越是害怕，人渣們就越囂張。你不怕他，他就會怕你，他會打打算盤看划不划算。老子說，「民不畏死，奈何以死懼之？」你不怕刀山油鍋，不怕下地獄，這些威嚇工具就會失去效用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4</meta:generator>
  </office:meta>
</office:document-meta>
</file>